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P1" style:family="paragraph" style:parent-style-name="Standard">
      <style:text-properties officeooo:rsid="000ed7c9" officeooo:paragraph-rsid="000ed7c9"/>
    </style:style>
    <style:style style:name="P2" style:family="paragraph" style:parent-style-name="Standard">
      <style:text-properties officeooo:rsid="000ff00b" officeooo:paragraph-rsid="000ff00b"/>
    </style:style>
    <style:style style:name="P3" style:family="paragraph" style:parent-style-name="Standard">
      <style:text-properties officeooo:rsid="000ff00b" officeooo:paragraph-rsid="0012fec5"/>
    </style:style>
    <style:style style:name="P4" style:family="paragraph" style:parent-style-name="Standard">
      <style:text-properties officeooo:rsid="0011adf2" officeooo:paragraph-rsid="0011adf2"/>
    </style:style>
    <style:style style:name="P5" style:family="paragraph" style:parent-style-name="Standard">
      <style:text-properties officeooo:rsid="0012fec5" officeooo:paragraph-rsid="0012fec5"/>
    </style:style>
    <style:style style:name="P6" style:family="paragraph" style:parent-style-name="Standard">
      <style:text-properties fo:font-weight="bold" officeooo:rsid="0012fec5" officeooo:paragraph-rsid="0012fec5" style:font-weight-asian="bold" style:font-weight-complex="bold"/>
    </style:style>
    <style:style style:name="P7" style:family="paragraph" style:parent-style-name="Standard">
      <style:text-properties officeooo:rsid="0013de39" officeooo:paragraph-rsid="0013de39"/>
    </style:style>
    <style:style style:name="P8" style:family="paragraph" style:parent-style-name="Standard">
      <style:text-properties officeooo:rsid="0018010c" officeooo:paragraph-rsid="0018010c"/>
    </style:style>
    <style:style style:name="P9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宋体" fo:font-size="6pt" style:text-underline-style="solid" style:text-underline-width="auto" style:text-underline-color="font-color" officeooo:paragraph-rsid="002020f0" style:letter-kerning="false" style:font-name-asian="宋体1" style:font-size-asian="6pt" style:font-name-complex="宋体1" style:font-size-complex="6pt" style:font-weight-complex="bold"/>
    </style:style>
    <style:style style:name="P10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宋体" fo:font-size="6pt" style:text-underline-style="solid" style:text-underline-width="auto" style:text-underline-color="font-color" officeooo:paragraph-rsid="0021ced1" style:letter-kerning="false" style:font-name-asian="宋体1" style:font-size-asian="6pt" style:font-name-complex="宋体1" style:font-size-complex="6pt" style:font-weight-complex="bold"/>
    </style:style>
    <style:style style:name="P11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宋体" fo:font-size="6pt" style:text-underline-style="solid" style:text-underline-width="auto" style:text-underline-color="font-color" fo:font-weight="bold" officeooo:paragraph-rsid="002020f0" style:letter-kerning="false" style:font-name-asian="宋体1" style:font-size-asian="6pt" style:font-weight-asian="bold" style:font-name-complex="宋体1" style:font-size-complex="6pt"/>
    </style:style>
    <style:style style:name="P12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宋体" fo:font-size="6pt" style:text-underline-style="solid" style:text-underline-width="auto" style:text-underline-color="font-color" fo:font-weight="bold" officeooo:paragraph-rsid="0021ced1" style:letter-kerning="false" style:font-name-asian="宋体1" style:font-size-asian="6pt" style:font-weight-asian="bold" style:font-name-complex="宋体1" style:font-size-complex="6pt"/>
    </style:style>
    <style:style style:name="P13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宋体" fo:font-size="6pt" style:text-underline-style="solid" style:text-underline-width="auto" style:text-underline-color="font-color" fo:font-weight="bold" officeooo:paragraph-rsid="002020f0" style:letter-kerning="false" style:font-name-asian="宋体1" style:font-size-asian="6pt" style:font-weight-asian="bold" style:font-name-complex="宋体1" style:font-size-complex="6pt" style:font-weight-complex="bold"/>
    </style:style>
    <style:style style:name="P14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宋体" fo:font-size="6pt" style:text-underline-style="solid" style:text-underline-width="auto" style:text-underline-color="font-color" fo:font-weight="bold" officeooo:paragraph-rsid="0021ced1" style:letter-kerning="false" style:font-name-asian="宋体1" style:font-size-asian="6pt" style:font-weight-asian="bold" style:font-name-complex="宋体1" style:font-size-complex="6pt" style:font-weight-complex="bold"/>
    </style:style>
    <style:style style:name="P15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宋体" fo:font-size="6pt" officeooo:paragraph-rsid="002020f0" style:letter-kerning="false" style:font-name-asian="宋体1" style:font-size-asian="6pt" style:font-name-complex="宋体1" style:font-size-complex="6pt"/>
    </style:style>
    <style:style style:name="P16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宋体" fo:font-size="6pt" officeooo:paragraph-rsid="0021ced1" style:letter-kerning="false" style:font-name-asian="宋体1" style:font-size-asian="6pt" style:font-name-complex="宋体1" style:font-size-complex="6pt"/>
    </style:style>
    <style:style style:name="P17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宋体" fo:font-size="6pt" officeooo:rsid="000ed7c9" officeooo:paragraph-rsid="0021ced1" style:letter-kerning="false" style:font-name-asian="宋体1" style:font-size-asian="6pt" style:font-name-complex="宋体1" style:font-size-complex="6pt"/>
    </style:style>
    <style:style style:name="P18" style:family="paragraph" style:parent-style-name="Standard">
      <style:text-properties fo:font-size="6pt" officeooo:paragraph-rsid="002020f0" style:font-size-asian="6pt" style:font-size-complex="6pt"/>
    </style:style>
    <style:style style:name="P19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6pt" officeooo:paragraph-rsid="002020f0" style:font-size-asian="6pt" style:font-size-complex="6pt"/>
    </style:style>
    <style:style style:name="P20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6pt" officeooo:paragraph-rsid="0021ced1" style:font-size-asian="6pt" style:font-size-complex="6pt"/>
    </style:style>
    <style:style style:name="P21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 fo:padding-left="0in" fo:padding-right="0in" fo:padding-top="0in" fo:padding-bottom="0.0291in" fo:border-left="none" fo:border-right="none" fo:border-top="none" fo:border-bottom="0.99pt solid #000000" style:join-border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宋体" fo:font-size="6pt" officeooo:rsid="0029ba36" officeooo:paragraph-rsid="0029ba36" style:letter-kerning="false" style:font-name-asian="宋体1" style:font-size-asian="6pt" style:font-name-complex="宋体1" style:font-size-complex="6pt"/>
    </style:style>
    <style:style style:name="P22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fo:font-size="6pt" officeooo:rsid="0029ba36" officeooo:paragraph-rsid="0029ba36" style:font-size-asian="6pt" style:font-size-complex="6pt"/>
    </style:style>
    <style:style style:name="P23" style:family="paragraph" style:parent-style-name="Preformatted_20_Text">
      <style:text-properties fo:color="#000000" style:font-name="DejaVu Sans Mono" fo:font-size="6pt" officeooo:rsid="0018010c" officeooo:paragraph-rsid="0018010c" style:font-size-asian="6pt" style:font-size-complex="6pt"/>
    </style:style>
    <style:style style:name="P2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6pt" style:font-size-asian="6pt" style:font-size-complex="6pt"/>
    </style:style>
    <style:style style:name="P25" style:family="paragraph" style:parent-style-name="Preformatted_20_Text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DejaVu Sans Mono" fo:font-size="6pt" officeooo:paragraph-rsid="00199e05" style:font-size-asian="6pt" style:font-size-complex="6pt"/>
    </style:style>
    <style:style style:name="P2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6pt" officeooo:paragraph-rsid="002020f0" style:font-size-asian="6pt" style:font-size-complex="6pt"/>
    </style:style>
    <style:style style:name="P2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6pt" officeooo:paragraph-rsid="002020f0" fo:background-color="#efefef" style:font-size-asian="6pt" style:font-size-complex="6pt"/>
    </style:style>
    <style:style style:name="P2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6pt" style:font-size-asian="6pt" style:font-size-complex="6pt"/>
    </style:style>
    <style:style style:name="P2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6pt" officeooo:paragraph-rsid="001b4d8e" style:font-size-asian="6pt" style:font-size-complex="6pt"/>
    </style:style>
    <style:style style:name="P3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6pt" officeooo:paragraph-rsid="002020f0" style:font-size-asian="6pt" style:font-size-complex="6pt"/>
    </style:style>
    <style:style style:name="P3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6pt" officeooo:paragraph-rsid="002b5b1a" style:font-size-asian="6pt" style:font-size-complex="6pt"/>
    </style:style>
    <style:style style:name="P3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宋体" fo:font-size="6pt" officeooo:rsid="00313f50" style:letter-kerning="false" style:font-name-asian="宋体1" style:font-size-asian="6pt" style:font-name-complex="宋体1" style:font-size-complex="6pt"/>
    </style:style>
    <style:style style:name="P3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宋体" fo:font-size="6pt" officeooo:rsid="00313f50" officeooo:paragraph-rsid="00322c1a" style:letter-kerning="false" style:font-name-asian="宋体1" style:font-size-asian="6pt" style:font-name-complex="宋体1" style:font-size-complex="6pt"/>
    </style:style>
    <style:style style:name="P3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宋体" fo:font-size="6pt" officeooo:rsid="00313f50" officeooo:paragraph-rsid="003535e9" style:letter-kerning="false" style:font-name-asian="宋体1" style:font-size-asian="6pt" style:font-name-complex="宋体1" style:font-size-complex="6pt"/>
    </style:style>
    <style:style style:name="P35" style:family="paragraph" style:parent-style-name="Preformatted_20_Text">
      <style:text-properties fo:color="#000080" style:font-name="DejaVu Sans Mono" fo:font-size="6pt" fo:font-weight="bold" officeooo:rsid="0018010c" officeooo:paragraph-rsid="0018010c" style:font-size-asian="6pt" style:font-size-complex="6pt"/>
    </style:style>
    <style:style style:name="P36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6pt" style:font-size-asian="6pt" style:font-size-complex="6pt"/>
    </style:style>
    <style:style style:name="P37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6pt" officeooo:paragraph-rsid="002020f0" style:font-size-asian="6pt" style:font-size-complex="6pt"/>
    </style:style>
    <style:style style:name="P38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宋体" fo:font-size="6pt" officeooo:rsid="00313f50" style:letter-kerning="false" style:font-name-asian="宋体1" style:font-size-asian="6pt" style:font-name-complex="宋体1" style:font-size-complex="6pt"/>
    </style:style>
    <style:style style:name="P39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 fo:padding-left="0in" fo:padding-right="0in" fo:padding-top="0in" fo:padding-bottom="0.0291in" fo:border-left="none" fo:border-right="none" fo:border-top="none" fo:border-bottom="0.99pt solid #000000" style:join-border="false"/>
      <style:text-properties fo:font-size="6pt" officeooo:paragraph-rsid="002020f0" style:font-size-asian="6pt" style:font-size-complex="6pt"/>
    </style:style>
    <style:style style:name="P40" style:family="paragraph" style:parent-style-name="HTML_20_Preformatted">
      <loext:graphic-properties draw:fill="solid" draw:fill-color="#ffffff"/>
      <style:paragraph-properties fo:background-color="#ffffff"/>
      <style:text-properties fo:color="#000000" fo:font-size="6pt" officeooo:paragraph-rsid="002020f0" fo:background-color="#efefef" style:font-size-asian="6pt" style:font-size-complex="6pt"/>
    </style:style>
    <style:style style:name="P41" style:family="paragraph" style:parent-style-name="HTML_20_Preformatted">
      <loext:graphic-properties draw:fill="solid" draw:fill-color="#ffffff"/>
      <style:paragraph-properties fo:background-color="#ffffff"/>
      <style:text-properties fo:color="#000000" fo:font-size="6pt" officeooo:paragraph-rsid="0021ced1" fo:background-color="#efefef" style:font-size-asian="6pt" style:font-size-complex="6pt"/>
    </style:style>
    <style:style style:name="P42" style:family="paragraph" style:parent-style-name="HTML_20_Preformatted">
      <loext:graphic-properties draw:fill="solid" draw:fill-color="#ffffff"/>
      <style:paragraph-properties fo:background-color="#ffffff"/>
      <style:text-properties fo:color="#000000" style:font-name="宋体" fo:font-size="6pt" officeooo:rsid="000ed7c9" officeooo:paragraph-rsid="00199e05" style:letter-kerning="false" fo:background-color="#efefef" style:font-name-asian="宋体1" style:font-size-asian="6pt" style:font-name-complex="宋体1" style:font-size-complex="6pt"/>
    </style:style>
    <style:style style:name="P43" style:family="paragraph" style:parent-style-name="HTML_20_Preformatted">
      <loext:graphic-properties draw:fill="solid" draw:fill-color="#ffffff"/>
      <style:paragraph-properties fo:background-color="#ffffff"/>
      <style:text-properties fo:color="#000000" style:font-name="宋体" fo:font-size="6pt" officeooo:paragraph-rsid="0021ced1" style:letter-kerning="false" style:font-name-asian="宋体1" style:font-size-asian="6pt" style:font-name-complex="宋体1" style:font-size-complex="6pt"/>
    </style:style>
    <style:style style:name="P44" style:family="paragraph" style:parent-style-name="HTML_20_Preformatted">
      <loext:graphic-properties draw:fill="solid" draw:fill-color="#ffffff"/>
      <style:paragraph-properties fo:background-color="#ffffff"/>
      <style:text-properties fo:color="#000000" style:font-name="宋体" fo:font-size="6pt" officeooo:rsid="00313f50" officeooo:paragraph-rsid="00313f50" style:letter-kerning="false" style:font-name-asian="宋体1" style:font-size-asian="6pt" style:font-name-complex="宋体1" style:font-size-complex="6pt"/>
    </style:style>
    <style:style style:name="P45" style:family="paragraph" style:parent-style-name="HTML_20_Preformatted">
      <loext:graphic-properties draw:fill="solid" draw:fill-color="#ffffff"/>
      <style:paragraph-properties fo:background-color="#ffffff"/>
      <style:text-properties fo:font-size="6pt" officeooo:paragraph-rsid="002020f0" style:font-size-asian="6pt" style:font-size-complex="6pt"/>
    </style:style>
    <style:style style:name="P46" style:family="paragraph" style:parent-style-name="HTML_20_Preformatted">
      <loext:graphic-properties draw:fill="solid" draw:fill-color="#ffffff"/>
      <style:paragraph-properties fo:background-color="#ffffff">
        <style:tab-stops>
          <style:tab-stop style:position="0.22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6pt" officeooo:paragraph-rsid="0021ced1" style:font-size-asian="6pt" style:font-size-complex="6pt"/>
    </style:style>
    <style:style style:name="P47" style:family="paragraph" style:parent-style-name="HTML_20_Preformatted">
      <loext:graphic-properties draw:fill="solid" draw:fill-color="#ffffff"/>
      <style:paragraph-properties fo:background-color="#ffffff"/>
      <style:text-properties fo:font-size="6pt" officeooo:paragraph-rsid="0021ced1" style:font-size-asian="6pt" style:font-size-complex="6pt"/>
    </style:style>
    <style:style style:name="P48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宋体" fo:font-size="6pt" officeooo:rsid="00313f50" officeooo:paragraph-rsid="0021ced1" style:letter-kerning="false" fo:background-color="#efefef" style:font-name-asian="宋体1" style:font-size-asian="6pt" style:font-name-complex="宋体1" style:font-size-complex="6pt"/>
    </style:style>
    <style:style style:name="P49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宋体" fo:font-size="6pt" officeooo:paragraph-rsid="00199e05" style:letter-kerning="false" style:font-name-asian="宋体1" style:font-size-asian="6pt" style:font-name-complex="宋体1" style:font-size-complex="6pt"/>
    </style:style>
    <style:style style:name="P50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宋体" fo:font-size="6pt" fo:font-style="normal" style:text-underline-style="solid" style:text-underline-width="auto" style:text-underline-color="font-color" fo:font-weight="bold" officeooo:rsid="0038dc3d" officeooo:paragraph-rsid="0038dc3d" style:letter-kerning="false" style:font-name-asian="宋体1" style:font-size-asian="6pt" style:font-style-asian="normal" style:font-weight-asian="bold" style:font-name-complex="宋体1" style:font-size-complex="6pt" style:font-style-complex="normal" style:font-weight-complex="bold"/>
    </style:style>
    <style:style style:name="P51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宋体" fo:font-size="6pt" style:text-underline-style="solid" style:text-underline-width="auto" style:text-underline-color="font-color" officeooo:paragraph-rsid="002020f0" style:letter-kerning="false" style:font-name-asian="宋体1" style:font-size-asian="6pt" style:font-name-complex="宋体1" style:font-size-complex="6pt" style:font-weight-complex="bold"/>
    </style:style>
    <style:style style:name="P52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宋体" fo:font-size="6pt" style:text-underline-style="solid" style:text-underline-width="auto" style:text-underline-color="font-color" officeooo:paragraph-rsid="0021ced1" style:letter-kerning="false" style:font-name-asian="宋体1" style:font-size-asian="6pt" style:font-name-complex="宋体1" style:font-size-complex="6pt" style:font-weight-complex="bold"/>
    </style:style>
    <style:style style:name="P53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6pt" officeooo:paragraph-rsid="002020f0" style:font-size-asian="6pt" style:font-size-complex="6pt"/>
    </style:style>
    <style:style style:name="P54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6pt" officeooo:paragraph-rsid="0021ced1" style:font-size-asian="6pt" style:font-size-complex="6pt"/>
    </style:style>
    <style:style style:name="P55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6pt" officeooo:rsid="0036e009" officeooo:paragraph-rsid="0036e009" style:font-size-asian="6pt" style:font-size-complex="6pt"/>
    </style:style>
    <style:style style:name="P5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6pt" style:font-size-asian="6pt" style:font-size-complex="6pt"/>
    </style:style>
    <style:style style:name="P5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6pt" officeooo:paragraph-rsid="001b4d8e" style:font-size-asian="6pt" style:font-size-complex="6pt"/>
    </style:style>
    <style:style style:name="P5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宋体" fo:font-size="6pt" officeooo:rsid="00313f50" officeooo:paragraph-rsid="003535e9" style:letter-kerning="false" fo:background-color="#efefef" style:font-name-asian="宋体1" style:font-size-asian="6pt" style:font-name-complex="宋体1" style:font-size-complex="6pt"/>
    </style:style>
    <style:style style:name="P59" style:family="paragraph" style:parent-style-name="Preformatted_20_Text">
      <loext:graphic-properties draw:fill="solid" draw:fill-color="#ffffff"/>
      <style:paragraph-properties fo:background-color="#ffffff"/>
      <style:text-properties fo:color="#000000" style:font-name="宋体" fo:font-size="6pt" officeooo:rsid="00313f50" officeooo:paragraph-rsid="0036929f" style:letter-kerning="false" style:font-name-asian="宋体1" style:font-size-asian="6pt" style:font-name-complex="宋体1" style:font-size-complex="6pt"/>
    </style:style>
    <style:style style:name="P6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宋体" fo:font-size="6pt" officeooo:rsid="00313f50" officeooo:paragraph-rsid="0036929f" style:letter-kerning="false" style:font-name-asian="宋体1" style:font-size-asian="6pt" style:font-name-complex="宋体1" style:font-size-complex="6pt"/>
    </style:style>
    <style:style style:name="P61" style:family="paragraph" style:parent-style-name="Preformatted_20_Text">
      <loext:graphic-properties draw:fill="solid" draw:fill-color="#ffffff"/>
      <style:paragraph-properties fo:background-color="#ffffff"/>
      <style:text-properties fo:color="#000000" style:font-name="宋体" fo:font-size="6pt" officeooo:rsid="00313f50" officeooo:paragraph-rsid="00322c1a" style:letter-kerning="false" style:font-name-asian="宋体1" style:font-size-asian="6pt" style:font-name-complex="宋体1" style:font-size-complex="6pt"/>
    </style:style>
    <style:style style:name="P62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fo:font-size="6pt" style:font-size-asian="6pt" style:font-size-complex="6pt"/>
    </style:style>
    <style:style style:name="P63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宋体" fo:font-size="6pt" officeooo:rsid="00313f50" officeooo:paragraph-rsid="0036929f" style:letter-kerning="false" style:font-name-asian="宋体1" style:font-size-asian="6pt" style:font-name-complex="宋体1" style:font-size-complex="6pt"/>
    </style:style>
    <style:style style:name="P64" style:family="paragraph" style:parent-style-name="HTML_20_Preformatted" style:master-page-name="Standard">
      <loext:graphic-properties draw:fill="solid" draw:fill-color="#ffffff"/>
      <style:paragraph-properties style:page-number="auto" fo:background-color="#ffffff"/>
      <style:text-properties fo:font-size="6pt" officeooo:paragraph-rsid="0021ced1" style:font-size-asian="6pt" style:font-size-complex="6pt"/>
    </style:style>
    <style:style style:name="P65" style:family="paragraph" style:parent-style-name="HTML_20_Preformatted" style:list-style-name="L1">
      <loext:graphic-properties draw:fill="solid" draw:fill-color="#ffffff"/>
      <style:paragraph-properties fo:background-color="#ffffff"/>
      <style:text-properties fo:color="#000000" style:font-name="宋体" fo:font-size="10pt" officeooo:rsid="002e71e7" officeooo:paragraph-rsid="002e71e7" style:letter-kerning="false" style:font-name-asian="宋体1" style:font-size-asian="8.75pt" style:font-name-complex="宋体1" style:font-size-complex="10pt"/>
    </style:style>
    <style:style style:name="P66" style:family="paragraph" style:parent-style-name="HTML_20_Preformatted">
      <loext:graphic-properties draw:fill="solid" draw:fill-color="#ffffff"/>
      <style:paragraph-properties fo:background-color="#ffffff"/>
      <style:text-properties fo:color="#000000" style:font-name="宋体" fo:font-size="10pt" officeooo:rsid="002e71e7" officeooo:paragraph-rsid="002e71e7" style:letter-kerning="false" style:font-name-asian="宋体1" style:font-size-asian="8.75pt" style:font-name-complex="宋体1" style:font-size-complex="10pt"/>
    </style:style>
    <style:style style:name="P67" style:family="paragraph" style:parent-style-name="HTML_20_Preformatted" style:list-style-name="L1">
      <loext:graphic-properties draw:fill="solid" draw:fill-color="#ffffff"/>
      <style:paragraph-properties fo:background-color="#ffffff"/>
      <style:text-properties fo:color="#000000" style:font-name="宋体" fo:font-size="10pt" officeooo:rsid="002f2774" officeooo:paragraph-rsid="002f2774" style:letter-kerning="false" style:font-name-asian="宋体1" style:font-size-asian="8.75pt" style:font-name-complex="宋体1" style:font-size-complex="10pt"/>
    </style:style>
    <style:style style:name="P68" style:family="paragraph" style:parent-style-name="HTML_20_Preformatted">
      <loext:graphic-properties draw:fill="solid" draw:fill-color="#ffffff"/>
      <style:paragraph-properties fo:background-color="#ffffff"/>
      <style:text-properties fo:color="#000000" style:font-name="宋体" fo:font-size="6pt" officeooo:paragraph-rsid="0021ced1" style:letter-kerning="false" style:font-name-asian="宋体1" style:font-size-asian="6pt" style:font-name-complex="宋体1" style:font-size-complex="6pt"/>
    </style:style>
    <style:style style:name="P69" style:family="paragraph" style:parent-style-name="HTML_20_Preformatted">
      <loext:graphic-properties draw:fill="solid" draw:fill-color="#ffffff"/>
      <style:paragraph-properties fo:background-color="#ffffff"/>
      <style:text-properties fo:color="#000000" style:font-name="宋体" fo:font-size="6pt" officeooo:rsid="00313f50" officeooo:paragraph-rsid="00313f50" style:letter-kerning="false" style:font-name-asian="宋体1" style:font-size-asian="6pt" style:font-name-complex="宋体1" style:font-size-complex="6pt"/>
    </style:style>
    <style:style style:name="P70" style:family="paragraph" style:parent-style-name="HTML_20_Preformatted">
      <loext:graphic-properties draw:fill="solid" draw:fill-color="#ffffff"/>
      <style:paragraph-properties fo:background-color="#ffffff"/>
      <style:text-properties fo:color="#000000" style:font-name="宋体" fo:font-size="6pt" officeooo:rsid="000ed7c9" officeooo:paragraph-rsid="00313f50" style:letter-kerning="false" style:font-name-asian="宋体1" style:font-size-asian="6pt" style:font-name-complex="宋体1" style:font-size-complex="6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30c86"/>
    </style:style>
    <style:style style:name="T4" style:family="text">
      <style:text-properties fo:font-weight="bold" fo:background-color="#efefef" loext:char-shading-value="0"/>
    </style:style>
    <style:style style:name="T5" style:family="text">
      <style:text-properties officeooo:rsid="0011adf2"/>
    </style:style>
    <style:style style:name="T6" style:family="text">
      <style:text-properties fo:font-style="italic"/>
    </style:style>
    <style:style style:name="T7" style:family="text">
      <style:text-properties fo:font-style="italic" officeooo:rsid="0011adf2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1adf2" style:font-style-asian="normal" style:font-style-complex="normal"/>
    </style:style>
    <style:style style:name="T10" style:family="text">
      <style:text-properties fo:font-style="normal" officeooo:rsid="00126187" style:font-style-asian="normal" style:font-style-complex="normal"/>
    </style:style>
    <style:style style:name="T11" style:family="text">
      <style:text-properties officeooo:rsid="00126187"/>
    </style:style>
    <style:style style:name="T12" style:family="text">
      <style:text-properties officeooo:rsid="0012fec5"/>
    </style:style>
    <style:style style:name="T13" style:family="text">
      <style:text-properties officeooo:rsid="0015b23c"/>
    </style:style>
    <style:style style:name="T14" style:family="text">
      <style:text-properties fo:color="#000080"/>
    </style:style>
    <style:style style:name="T15" style:family="text">
      <style:text-properties fo:color="#000080" fo:font-weight="bold"/>
    </style:style>
    <style:style style:name="T16" style:family="text">
      <style:text-properties fo:color="#000080" fo:font-weight="bold" fo:background-color="#efefef" loext:char-shading-value="0"/>
    </style:style>
    <style:style style:name="T17" style:family="text">
      <style:text-properties fo:color="#000080" fo:font-weight="bold" fo:background-color="#efefef" loext:char-shading-value="0" style:font-weight-asian="bold" style:font-weight-complex="bold"/>
    </style:style>
    <style:style style:name="T18" style:family="text">
      <style:text-properties fo:color="#000080" fo:font-weight="bold" style:font-weight-asian="bold" style:font-weight-complex="bold"/>
    </style:style>
    <style:style style:name="T19" style:family="text">
      <style:text-properties fo:color="#000080" style:font-name="DejaVu Sans Mono" fo:font-style="italic" fo:font-weight="bold"/>
    </style:style>
    <style:style style:name="T20" style:family="text">
      <style:text-properties fo:color="#000080" style:font-name="DejaVu Sans Mono" fo:font-weight="bold"/>
    </style:style>
    <style:style style:name="T21" style:family="text">
      <style:text-properties fo:color="#000080" style:font-name="DejaVu Sans Mono" fo:font-weight="bold" fo:background-color="#efefef" loext:char-shading-value="0"/>
    </style:style>
    <style:style style:name="T22" style:family="text">
      <style:text-properties fo:color="#000080" style:font-name="DejaVu Sans Mono" fo:font-weight="bold" style:font-name-asian="DejaVu Sans Mono1" style:font-name-complex="Liberation Mono"/>
    </style:style>
    <style:style style:name="T23" style:family="text">
      <style:text-properties fo:color="#000080" style:font-name="宋体" fo:font-weight="bold" style:letter-kerning="false" style:font-name-asian="宋体1" style:font-weight-asian="bold" style:font-name-complex="宋体1" style:font-weight-complex="bold"/>
    </style:style>
    <style:style style:name="T24" style:family="text">
      <style:text-properties fo:color="#000080" style:font-name="宋体" fo:font-weight="bold" officeooo:rsid="000ed7c9" style:letter-kerning="false" style:font-name-asian="宋体1" style:font-name-complex="宋体1"/>
    </style:style>
    <style:style style:name="T25" style:family="text">
      <style:text-properties style:font-name="DejaVu Sans Mono"/>
    </style:style>
    <style:style style:name="T26" style:family="text">
      <style:text-properties style:font-name="DejaVu Sans Mono" fo:background-color="#efefef" loext:char-shading-value="0"/>
    </style:style>
    <style:style style:name="T27" style:family="text">
      <style:text-properties style:font-name="DejaVu Sans Mono" officeooo:rsid="002b5b1a" fo:background-color="#efefef" loext:char-shading-value="0"/>
    </style:style>
    <style:style style:name="T28" style:family="text">
      <style:text-properties style:font-name="DejaVu Sans Mono" style:font-name-asian="DejaVu Sans Mono1" style:font-name-complex="Liberation Mono"/>
    </style:style>
    <style:style style:name="T29" style:family="text">
      <style:text-properties fo:color="#660e7a" style:font-name="DejaVu Sans Mono" fo:font-weight="bold"/>
    </style:style>
    <style:style style:name="T30" style:family="text">
      <style:text-properties fo:color="#660e7a" style:font-name="DejaVu Sans Mono" fo:font-weight="bold" style:font-name-asian="DejaVu Sans Mono1" style:font-name-complex="Liberation Mono"/>
    </style:style>
    <style:style style:name="T31" style:family="text">
      <style:text-properties fo:color="#660e7a" style:font-name="宋体" fo:font-weight="bold" style:letter-kerning="false" style:font-name-asian="宋体1" style:font-weight-asian="bold" style:font-name-complex="宋体1" style:font-weight-complex="bold"/>
    </style:style>
    <style:style style:name="T32" style:family="text">
      <style:text-properties fo:color="#0000ff"/>
    </style:style>
    <style:style style:name="T33" style:family="text">
      <style:text-properties fo:color="#0000ff" style:font-name="DejaVu Sans Mono"/>
    </style:style>
    <style:style style:name="T34" style:family="text">
      <style:text-properties fo:color="#0000ff" style:font-name="DejaVu Sans Mono" fo:font-weight="bold" fo:background-color="#efefef" loext:char-shading-value="0"/>
    </style:style>
    <style:style style:name="T35" style:family="text">
      <style:text-properties fo:color="#0000ff" style:font-name="宋体" fo:font-weight="bold" style:letter-kerning="false" fo:background-color="#efefef" loext:char-shading-value="0" style:font-name-asian="宋体1" style:font-name-complex="宋体1"/>
    </style:style>
    <style:style style:name="T36" style:family="text">
      <style:text-properties fo:color="#0000ff" style:font-name="宋体" style:letter-kerning="false" style:font-name-asian="宋体1" style:font-name-complex="宋体1"/>
    </style:style>
    <style:style style:name="T37" style:family="text">
      <style:text-properties fo:color="#0000ff" fo:font-weight="bold" fo:background-color="#efefef" loext:char-shading-value="0"/>
    </style:style>
    <style:style style:name="T38" style:family="text">
      <style:text-properties fo:color="#0000ff" fo:font-weight="bold" fo:background-color="#efefef" loext:char-shading-value="0" style:font-weight-asian="bold" style:font-weight-complex="bold"/>
    </style:style>
    <style:style style:name="T39" style:family="text">
      <style:text-properties fo:color="#000000"/>
    </style:style>
    <style:style style:name="T40" style:family="text">
      <style:text-properties fo:color="#000000" style:font-name="宋体" style:letter-kerning="false" style:font-name-asian="宋体1" style:font-name-complex="宋体1"/>
    </style:style>
    <style:style style:name="T41" style:family="text">
      <style:text-properties fo:color="#000000" style:font-name="宋体" fo:font-style="italic" style:letter-kerning="false" style:font-name-asian="宋体1" style:font-style-asian="italic" style:font-name-complex="宋体1" style:font-style-complex="italic"/>
    </style:style>
    <style:style style:name="T42" style:family="text">
      <style:text-properties fo:color="#000000" style:font-name="DejaVu Sans Mono" fo:background-color="#efefef" loext:char-shading-value="0"/>
    </style:style>
    <style:style style:name="T43" style:family="text">
      <style:text-properties fo:color="#000000" fo:background-color="#efefef" loext:char-shading-value="0"/>
    </style:style>
    <style:style style:name="T44" style:family="text">
      <style:text-properties fo:background-color="#efefef" loext:char-shading-value="0"/>
    </style:style>
    <style:style style:name="T45" style:family="text">
      <style:text-properties officeooo:rsid="003efba6" fo:background-color="#efefef" loext:char-shading-value="0"/>
    </style:style>
    <style:style style:name="T46" style:family="text">
      <style:text-properties fo:color="#008000"/>
    </style:style>
    <style:style style:name="T47" style:family="text">
      <style:text-properties fo:color="#008000" style:font-name="宋体" fo:font-weight="bold" style:letter-kerning="false" fo:background-color="#efefef" loext:char-shading-value="0" style:font-name-asian="宋体1" style:font-name-complex="宋体1"/>
    </style:style>
    <style:style style:name="T48" style:family="text">
      <style:text-properties fo:color="#008000" style:font-name="宋体" fo:font-weight="bold" style:letter-kerning="false" style:font-name-asian="宋体1" style:font-weight-asian="bold" style:font-name-complex="宋体1" style:font-weight-complex="bold"/>
    </style:style>
    <style:style style:name="T49" style:family="text">
      <style:text-properties fo:color="#008000" style:font-name="DejaVu Sans Mono" fo:font-weight="bold" fo:background-color="#efefef" loext:char-shading-value="0"/>
    </style:style>
    <style:style style:name="T50" style:family="text">
      <style:text-properties fo:color="#008000" fo:font-weight="bold" fo:background-color="#efefef" loext:char-shading-value="0"/>
    </style:style>
    <style:style style:name="T51" style:family="text">
      <style:text-properties fo:color="#008000" fo:font-weight="bold" fo:background-color="#efefef" loext:char-shading-value="0" style:font-weight-asian="bold" style:font-weight-complex="bold"/>
    </style:style>
    <style:style style:name="T52" style:family="text">
      <style:text-properties style:font-name="宋体" fo:font-style="italic" style:letter-kerning="false" style:font-name-asian="宋体1" style:font-name-complex="宋体1"/>
    </style:style>
    <style:style style:name="T53" style:family="text">
      <style:text-properties style:font-name="宋体" officeooo:rsid="000ed7c9" style:letter-kerning="false" style:font-name-asian="宋体1" style:font-name-complex="宋体1"/>
    </style:style>
    <style:style style:name="T54" style:family="text">
      <style:text-properties officeooo:rsid="002f30e7"/>
    </style:style>
    <style:style style:name="T55" style:family="text">
      <style:text-properties officeooo:rsid="00322c1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rby</text:p>
      <text:p text:style-name="P1"/>
      <text:p text:style-name="P2">This document lists in detail the steps to create a derby database to be used with Intellij Idea.</text:p>
      <text:p text:style-name="P2"/>
      <text:p text:style-name="P2">Setting up the database</text:p>
      <text:p text:style-name="P2"/>
      <text:p text:style-name="P2">1. setting home paths</text:p>
      <text:p text:style-name="P2">export DERBY_HOME=/home/l/Downloads/db-derby-10.14.2.0-bin</text:p>
      <text:p text:style-name="P2">export JAVA_HOME <text:span text:style-name="T5">= /</text:span><text:span text:style-name="T7">usr</text:span><text:span text:style-name="T9">/java/jdk1.8.0_201</text:span></text:p>
      <text:p text:style-name="P4"><text:span text:style-name="T9">(</text:span><text:span text:style-name="T8">use echo $DERBY_HOME and echo $JAVA_HOME to check </text:span><text:span text:style-name="T10">the validity of these assignments)</text:span></text:p>
      <text:p text:style-name="P2"/>
      <text:p text:style-name="P2">Use <text:span text:style-name="T2">sudo nano ~/.bashrc</text:span> to <text:span text:style-name="T11">add these to the bottom of the ~/.bashrc file</text:span> persist these setting across terminal sessions.</text:p>
      <text:p text:style-name="P2"/>
      <text:p text:style-name="P5">Further, set up DERBY_INSTALL and CLASSPATH.</text:p>
      <text:p text:style-name="P5"/>
      <text:p text:style-name="P6">export DERBY_HOME=~/Downloads/db-derby-10.14.2.0-bin</text:p>
      <text:p text:style-name="P6">export JAVA_HOME=/usr/java/jdk1.8.0_201</text:p>
      <text:p text:style-name="P6">export DERBY_INSTALL=~/Downloads/db-derby-10.14.2.0-bin</text:p>
      <text:p text:style-name="P6">export CLASSPATH=$DERBY_INSTALL/lib/derby.jar:$DERBY_INSTALL/lib/derbytools.jar</text:p>
      <text:p text:style-name="P6"/>
      <text:p text:style-name="P3"/>
      <text:p text:style-name="P2">2. <text:span text:style-name="T12">Create a database</text:span></text:p>
      <text:p text:style-name="P5">cd~</text:p>
      <text:p text:style-name="P5">mkdir DB //make a database folder</text:p>
      <text:p text:style-name="P5">chmod 777 ~/DB <text:s/>//give all permissions</text:p>
      <text:p text:style-name="P2"/>
      <text:p text:style-name="P5">cd $DERBY_INSTALL</text:p>
      <text:p text:style-name="P5">java -Dderby.system.home=/home/l/DB -Dij.protocol=jdbc:derby: <text:s/>org.apache.derby.tools.ij</text:p>
      <text:p text:style-name="P5">ij&gt; connect ‘jdbc:derby: /home/l/DB/tradingDB;<text:span text:style-name="T54">create=true</text:span>’;</text:p>
      <text:p text:style-name="P5">ij&gt; exit;</text:p>
      <text:p text:style-name="P5"/>
      <text:p text:style-name="P5">3. start server process in another window</text:p>
      <text:p text:style-name="P6">cd $DERBY_HOME/lib</text:p>
      <text:p text:style-name="P6">java -Dderby.system.home=/home/l/DB -jar derbyrun.jar server start</text:p>
      <text:p text:style-name="P6"/>
      <text:p text:style-name="P7">4. Set up all the databases <text:span text:style-name="T13">required by the concurrent trading engine:</text:span></text:p>
      <text:p text:style-name="P7"/>
      <text:p text:style-name="P7"/>
      <text:p text:style-name="P7"/>
      <text:p text:style-name="P8">China Vol Save:</text:p>
      <text:p text:style-name="P35"/>
      <text:p text:style-name="P23"><text:span text:style-name="T15">CREATE TABLE </text:span>CHINAVOLSAVE</text:p>
      <text:p text:style-name="P24">(</text:p>
      <text:p text:style-name="P28"><text:s text:c="2"/><text:span text:style-name="T29">ID </text:span><text:span text:style-name="T20">INT PRIMARY KEY NOT NULL GENERATED ALWAYS AS IDENTITY</text:span><text:span text:style-name="T25">,</text:span></text:p>
      <text:p text:style-name="P28"><text:s text:c="2"/><text:span text:style-name="T29">VOLDATE </text:span><text:span text:style-name="T20">DATE</text:span><text:span text:style-name="T25">,</text:span></text:p>
      <text:p text:style-name="P28"><text:s text:c="2"/><text:span text:style-name="T29">CALLPUT </text:span><text:span text:style-name="T20">VARCHAR</text:span><text:span text:style-name="T25">(</text:span><text:span text:style-name="T33">20</text:span><text:span text:style-name="T25">),</text:span></text:p>
      <text:p text:style-name="P28"><text:s text:c="2"/><text:span text:style-name="T29">STRIKE </text:span><text:span text:style-name="T20">DOUBLE</text:span><text:span text:style-name="T25">,</text:span></text:p>
      <text:p text:style-name="P28"><text:s text:c="2"/><text:span text:style-name="T29">EXPIRYDATE </text:span><text:span text:style-name="T20">DATE</text:span><text:span text:style-name="T25">,</text:span></text:p>
      <text:p text:style-name="P28"><text:s text:c="2"/><text:span text:style-name="T29">VOL </text:span><text:span text:style-name="T20">DOUBLE</text:span><text:span text:style-name="T25">,</text:span></text:p>
      <text:p text:style-name="P28"><text:s text:c="2"/><text:span text:style-name="T29">MONEYNESS </text:span><text:span text:style-name="T20">INT</text:span><text:span text:style-name="T25">,</text:span></text:p>
      <text:p text:style-name="P28"><text:s text:c="2"/><text:span text:style-name="T29">OPTIONTICKER </text:span><text:span text:style-name="T20">VARCHAR</text:span><text:span text:style-name="T25">(</text:span><text:span text:style-name="T33">20</text:span><text:span text:style-name="T25">)</text:span></text:p>
      <text:p text:style-name="P62"><text:span text:style-name="T25">);</text:span></text:p>
      <text:p text:style-name="P42"><text:soft-page-break/></text:p>
      <text:p text:style-name="P25"><text:bookmark-start text:name="__DdeLink__2370_1046022194"/><text:bookmark-start text:name="__DdeLink__2374_1046022194"/><text:bookmark-start text:name="__DdeLink__2372_1046022194"/><text:bookmark-start text:name="__DdeLink__3349_952469685"/><text:bookmark-start text:name="__DdeLink__3098_2511481927"/><text:span text:style-name="T24">CREATE TABLE </text:span><text:span text:style-name="T53">CHINASAVE</text:span>(</text:p>
      <text:p text:style-name="P28"><text:s text:c="2"/><text:span text:style-name="T29">STOCK </text:span><text:span text:style-name="T20">VARCHAR</text:span><text:span text:style-name="T25">(</text:span><text:span text:style-name="T33">20</text:span><text:span text:style-name="T25">) </text:span><text:span text:style-name="T20">PRIMARY KEY NOT NULL</text:span><text:span text:style-name="T25">,</text:span></text:p>
      <text:p text:style-name="P28"><text:s text:c="2"/><text:span text:style-name="T29">DATA <text:s/></text:span><text:span text:style-name="T20">BLOB</text:span><text:span text:style-name="T25">,</text:span></text:p>
      <text:p text:style-name="P28"><text:s text:c="2"/><text:span text:style-name="T29">VOL <text:s text:c="2"/></text:span><text:span text:style-name="T20">BLOB</text:span></text:p>
      <text:p text:style-name="P24">);<text:bookmark-end text:name="__DdeLink__2374_1046022194"/><text:bookmark-end text:name="__DdeLink__2372_1046022194"/></text:p>
      <text:p text:style-name="P24"><text:bookmark-end text:name="__DdeLink__2370_1046022194"/></text:p>
      <text:p text:style-name="P24"><text:span text:style-name="T15">CREATE TABLE </text:span>CHINASAVEDETAILED(</text:p>
      <text:p text:style-name="P28"><text:s text:c="2"/><text:span text:style-name="T29">STOCK </text:span><text:span text:style-name="T20">VARCHAR</text:span><text:span text:style-name="T25">(</text:span><text:span text:style-name="T33">20</text:span><text:span text:style-name="T25">) </text:span><text:span text:style-name="T20">PRIMARY KEY NOT NULL</text:span><text:span text:style-name="T25">,</text:span></text:p>
      <text:p text:style-name="P28"><text:s text:c="2"/><text:span text:style-name="T29">DATA <text:s/></text:span><text:span text:style-name="T20">BLOB</text:span></text:p>
      <text:p text:style-name="P24">);</text:p>
      <text:p text:style-name="P24"/>
      <text:p text:style-name="P24"><text:span text:style-name="T15">CREATE TABLE </text:span>CHINASAVEYEST(</text:p>
      <text:p text:style-name="P28"><text:s text:c="2"/><text:span text:style-name="T29">STOCK </text:span><text:span text:style-name="T20">VARCHAR</text:span><text:span text:style-name="T25">(</text:span><text:span text:style-name="T33">20</text:span><text:span text:style-name="T25">) </text:span><text:span text:style-name="T20">PRIMARY KEY NOT NULL</text:span><text:span text:style-name="T25">,</text:span></text:p>
      <text:p text:style-name="P28"><text:s text:c="2"/><text:span text:style-name="T29">DATA1 </text:span><text:span text:style-name="T20">BLOB</text:span><text:span text:style-name="T25">,</text:span></text:p>
      <text:p text:style-name="P28"><text:s text:c="2"/><text:span text:style-name="T29">VOL <text:s text:c="2"/></text:span><text:span text:style-name="T20">BLOB</text:span></text:p>
      <text:p text:style-name="P24">);</text:p>
      <text:p text:style-name="P24"/>
      <text:p text:style-name="P24"><text:span text:style-name="T15">CREATE TABLE </text:span>CHINASAVEY2(</text:p>
      <text:p text:style-name="P28"><text:s text:c="2"/><text:span text:style-name="T29">STOCK </text:span><text:span text:style-name="T20">VARCHAR</text:span><text:span text:style-name="T25">(</text:span><text:span text:style-name="T33">20</text:span><text:span text:style-name="T25">) </text:span><text:span text:style-name="T20">PRIMARY KEY NOT NULL</text:span><text:span text:style-name="T25">,</text:span></text:p>
      <text:p text:style-name="P28"><text:s text:c="2"/><text:span text:style-name="T29">DATA1 </text:span><text:span text:style-name="T20">BLOB</text:span><text:span text:style-name="T25">,</text:span></text:p>
      <text:p text:style-name="P28"><text:s text:c="2"/><text:span text:style-name="T29">VOL <text:s text:c="2"/></text:span><text:span text:style-name="T20">BLOB</text:span></text:p>
      <text:p text:style-name="P24">);</text:p>
      <text:p text:style-name="P24"/>
      <text:p text:style-name="P24"><text:span text:style-name="T15">CREATE TABLE </text:span>CHINASAVEBIDASK(</text:p>
      <text:p text:style-name="P28"><text:s text:c="2"/><text:span text:style-name="T29">STOCK </text:span><text:span text:style-name="T20">VARCHAR</text:span><text:span text:style-name="T25">(</text:span><text:span text:style-name="T33">20</text:span><text:span text:style-name="T25">) </text:span><text:span text:style-name="T20">PRIMARY KEY NOT NULL</text:span><text:span text:style-name="T25">,</text:span></text:p>
      <text:p text:style-name="P28"><text:s text:c="2"/><text:span text:style-name="T29">BID </text:span><text:span text:style-name="T20">BLOB</text:span><text:span text:style-name="T25">,</text:span></text:p>
      <text:p text:style-name="P28"><text:s text:c="2"/><text:span text:style-name="T29">ASK </text:span><text:span text:style-name="T20">BLOB</text:span></text:p>
      <text:p text:style-name="P24">);</text:p>
      <text:p text:style-name="P24"/>
      <text:p text:style-name="P24"><text:bookmark-start text:name="__DdeLink__3343_952469685"/><text:span text:style-name="T15">CREATE TABLE </text:span>CHINASAVEOHLC(</text:p>
      <text:p text:style-name="P28"><text:s text:c="2"/><text:span text:style-name="T29">STOCK </text:span><text:span text:style-name="T20">VARCHAR</text:span><text:span text:style-name="T25">(</text:span><text:span text:style-name="T33">20</text:span><text:span text:style-name="T25">) </text:span><text:span text:style-name="T20">PRIMARY KEY NOT NULL</text:span><text:span text:style-name="T25">,</text:span></text:p>
      <text:p text:style-name="P28"><text:s text:c="2"/><text:span text:style-name="T29">O </text:span><text:span text:style-name="T20">DOUBLE</text:span><text:span text:style-name="T25">,</text:span></text:p>
      <text:p text:style-name="P28"><text:s text:c="2"/><text:span text:style-name="T29">H </text:span><text:span text:style-name="T20">DOUBLE</text:span><text:span text:style-name="T25">,</text:span></text:p>
      <text:p text:style-name="P28"><text:s text:c="2"/><text:span text:style-name="T29">L </text:span><text:span text:style-name="T20">DOUBLE</text:span><text:span text:style-name="T25">,</text:span></text:p>
      <text:p text:style-name="P28"><text:s text:c="2"/><text:span text:style-name="T29">C </text:span><text:span text:style-name="T20">DOUBLE</text:span><text:span text:style-name="T25">,</text:span></text:p>
      <text:p text:style-name="P28"><text:s text:c="2"/><text:span text:style-name="T29">CY </text:span><text:span text:style-name="T20">DOUBLE</text:span><text:span text:style-name="T25">,</text:span></text:p>
      <text:p text:style-name="P28"><text:s text:c="2"/><text:span text:style-name="T29">V </text:span><text:span text:style-name="T20">DOUBLE</text:span></text:p>
      <text:p text:style-name="P24">);<text:bookmark-end text:name="__DdeLink__3343_952469685"/></text:p>
      <text:p text:style-name="P24"/>
      <text:p text:style-name="P24"/>
      <text:p text:style-name="P28"><text:span text:style-name="T20">CREATE TABLE </text:span><text:span text:style-name="T25">CHINAVOLINTRADAY(</text:span></text:p>
      <text:p text:style-name="P28"><text:s text:c="4"/><text:span text:style-name="T29">TICKER </text:span><text:span text:style-name="T20">VARCHAR</text:span><text:span text:style-name="T25">(</text:span><text:span text:style-name="T33">20</text:span><text:span text:style-name="T25">) </text:span><text:span text:style-name="T20">PRIMARY KEY NOT NULL</text:span><text:span text:style-name="T25">,</text:span></text:p>
      <text:p text:style-name="P29"><text:s text:c="4"/><text:span text:style-name="T29">VOLMAP </text:span><text:span text:style-name="T20">BLOB</text:span></text:p>
      <text:p text:style-name="P57">);</text:p>
      <text:p text:style-name="P57"/>
      <text:p text:style-name="P59"><text:span text:style-name="T22">CREATE TABLE</text:span><text:span text:style-name="T1"> </text:span><text:span text:style-name="T28">MAINBOARDSAVEDAY</text:span></text:p>
      <text:p text:style-name="P60">(</text:p>
      <text:p text:style-name="P60"><text:s text:c="2"/><text:span text:style-name="T30">TIME</text:span><text:span text:style-name="T1"> <text:s/></text:span><text:span text:style-name="T22">DATE PRIMARY KEY NOT NULL</text:span>,</text:p>
      <text:p text:style-name="P60"><text:s text:c="2"/><text:span text:style-name="T30">O</text:span><text:span text:style-name="T1"> <text:s/></text:span><text:span text:style-name="T22">DOUBLE</text:span>,</text:p>
      <text:p text:style-name="P60"><text:s text:c="2"/><text:span text:style-name="T1">H <text:s/>DOUBLE</text:span>,</text:p>
      <text:p text:style-name="P60"><text:s text:c="2"/><text:span text:style-name="T1">L <text:s text:c="2"/>DOUBLE</text:span>,</text:p>
      <text:p text:style-name="P60"><text:s text:c="2"/><text:span text:style-name="T1">C DOUBLE</text:span></text:p>
      <text:p text:style-name="P63">);</text:p>
      <text:p text:style-name="P59"><text:span text:style-name="T22">CREATE TABLE</text:span><text:span text:style-name="T1"> </text:span><text:span text:style-name="T28">MAINBOARDSAVE5M</text:span></text:p>
      <text:p text:style-name="P60">(</text:p>
      <text:p text:style-name="P60"><text:s text:c="2"/><text:span text:style-name="T30">TIME</text:span><text:span text:style-name="T1"> <text:s/></text:span><text:span text:style-name="T3">TIMESTAMP</text:span><text:span text:style-name="T1"> PRIMARY KEY NOT NULL</text:span>,</text:p>
      <text:p text:style-name="P60"><text:s text:c="2"/><text:span text:style-name="T1">O <text:s/>DOUBLE</text:span>,</text:p>
      <text:p text:style-name="P60"><text:s text:c="2"/><text:span text:style-name="T1">H <text:s/>DOUBLE</text:span>,</text:p>
      <text:p text:style-name="P60"><text:s text:c="2"/><text:span text:style-name="T1">L <text:s text:c="2"/>DOUBLE</text:span>,</text:p>
      <text:p text:style-name="P60"><text:s text:c="2"/><text:span text:style-name="T1">C DOUBLE</text:span></text:p>
      <text:p text:style-name="P63"><text:bookmark-end text:name="__DdeLink__3349_952469685"/><text:bookmark-end text:name="__DdeLink__3098_2511481927"/>);</text:p>
      <text:p text:style-name="P49"><text:span text:style-name="T52"/></text:p>
      <text:p text:style-name="P50">COMMANDS:</text:p>
      <text:p text:style-name="P9"/>
      <text:p text:style-name="P9">Reset ID:</text:p>
      <text:p text:style-name="P19"><text:span text:style-name="T23">ALTER TABLE </text:span><text:span text:style-name="T40">CHINAVOLSAVE </text:span><text:span text:style-name="T23">ALTER COLUMN </text:span><text:span text:style-name="T31">ID </text:span><text:span text:style-name="T23">RESTART WITH </text:span><text:span text:style-name="T36">1</text:span></text:p>
      <text:p text:style-name="P15"/>
      <text:p text:style-name="P11">Delete All rows:</text:p>
      <text:p text:style-name="P19"><text:span text:style-name="T23">DELETE FROM </text:span><text:span text:style-name="T40">CHINAVOLSAVE </text:span><text:span text:style-name="T23">where </text:span><text:span text:style-name="T36">1</text:span><text:span text:style-name="T40">=</text:span><text:span text:style-name="T36">1</text:span></text:p>
      <text:p text:style-name="P15"/>
      <text:p text:style-name="P13">Select all entries that match a string:</text:p>
      <text:p text:style-name="P19"><text:span text:style-name="T23">select </text:span><text:span text:style-name="T41">* </text:span><text:span text:style-name="T23">from </text:span><text:span text:style-name="T40">CHINAVOLSAVE </text:span><text:span text:style-name="T23">where </text:span><text:span text:style-name="T31">OPTIONTICKER </text:span><text:span text:style-name="T23">LIKE </text:span><text:span text:style-name="T48">'CON_OP_10001228'</text:span></text:p>
      <text:p text:style-name="P19"><text:span text:style-name="T39"/></text:p>
      <text:p text:style-name="P10"><text:soft-page-break/></text:p>
      <text:p text:style-name="P10">Reset ID:</text:p>
      <text:p text:style-name="P20"><text:span text:style-name="T23">ALTER TABLE </text:span><text:span text:style-name="T40">CHINAVOLSAVE </text:span><text:span text:style-name="T23">ALTER COLUMN </text:span><text:span text:style-name="T31">ID </text:span><text:span text:style-name="T23">RESTART WITH </text:span><text:span text:style-name="T36">1</text:span></text:p>
      <text:p text:style-name="P16"/>
      <text:p text:style-name="P12">Delete All rows:</text:p>
      <text:p text:style-name="P20"><text:span text:style-name="T23">DELETE FROM </text:span><text:span text:style-name="T40">CHINAVOLSAVE </text:span><text:span text:style-name="T23">where </text:span><text:span text:style-name="T36">1</text:span><text:span text:style-name="T40">=</text:span><text:span text:style-name="T36">1</text:span></text:p>
      <text:p text:style-name="P16"/>
      <text:p text:style-name="P14">Select all entries that match a string:</text:p>
      <text:p text:style-name="P20"><text:span text:style-name="T23">select </text:span><text:span text:style-name="T41">* </text:span><text:span text:style-name="T23">from </text:span><text:span text:style-name="T40">CHINAVOLSAVE </text:span><text:span text:style-name="T23">where </text:span><text:span text:style-name="T31">OPTIONTICKER </text:span><text:span text:style-name="T23">LIKE </text:span><text:span text:style-name="T48">'CON_OP_10001228'</text:span></text:p>
      <text:p text:style-name="P20"><text:span text:style-name="T39"/></text:p>
      <text:p text:style-name="P43"/>
      <text:p text:style-name="P43"/>
      <text:p text:style-name="P66">TIPS</text:p>
      <text:list xml:id="list2580682528" text:style-name="L1">
        <text:list-item>
          <text:p text:style-name="P65">Hibernate newest version has bugs. Use 2018.Nov version, no errors.</text:p>
        </text:list-item>
        <text:list-item>
          <text:p text:style-name="P65">Use a simple class to test database behavior.</text:p>
        </text:list-item>
        <text:list-item>
          <text:p text:style-name="P67">The key is set up a database using database itself IJ. Then connect to it. Create a database by simple commands. Connect ‘jdbc:derby:/home/l/DB;create=true’</text:p>
        </text:list-item>
        <text:list-item>
          <text:p text:style-name="P67">Make sure add the derby jar files to module dependency list. </text:p>
        </text:list-item>
      </text:list>
      <text:p text:style-name="P44"/>
      <text:p text:style-name="P70"><text:span text:style-name="T4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 fo:orphans="2" fo:widows="2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3:05:54.520985314</meta:creation-date>
    <meta:generator>LibreOffice/6.0.7.3$Linux_X86_64 LibreOffice_project/00m0$Build-3</meta:generator>
    <dc:date>2019-03-03T20:41:30.317944956</dc:date>
    <meta:editing-duration>PT6H26M40S</meta:editing-duration>
    <meta:editing-cycles>42</meta:editing-cycles>
    <meta:document-statistic meta:table-count="0" meta:image-count="0" meta:object-count="0" meta:page-count="3" meta:paragraph-count="108" meta:word-count="434" meta:character-count="3116" meta:non-whitespace-character-count="2687"/>
  </office:meta>
</office:document-meta>
</file>